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9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38319575704441" calcext:value-type="float">
            <text:p>0.0238319575704441</text:p>
          </table:table-cell>
          <table:table-cell table:style-name="ce1" table:formula="of:=AVERAGE([.C3:.C32])" office:value-type="float" office:value="0.952413940429688" calcext:value-type="float">
            <text:p>0.952413940429688</text:p>
          </table:table-cell>
          <table:table-cell table:style-name="ce1" table:formula="of:=AVERAGE([.D3:.D32])" office:value-type="float" office:value="0.172672925515582" calcext:value-type="float">
            <text:p>0.172672925515582</text:p>
          </table:table-cell>
          <table:table-cell table:style-name="ce1" table:formula="of:=AVERAGE([.E3:.E32])" office:value-type="float" office:value="0.028155887621851" calcext:value-type="float">
            <text:p>0.028155887621851</text:p>
          </table:table-cell>
          <table:table-cell table:style-name="ce1" table:formula="of:=AVERAGE([.F3:.F32])" office:value-type="float" office:value="0.0446773512502106" calcext:value-type="float">
            <text:p>0.0446773512502106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02385914175137" calcext:value-type="float">
            <text:p>0.0302385914175137</text:p>
          </table:table-cell>
          <table:table-cell office:value-type="float" office:value="0.913017272949219" calcext:value-type="float">
            <text:p>0.913017272949219</text:p>
          </table:table-cell>
          <table:table-cell office:value-type="float" office:value="0.237792642140468" calcext:value-type="float">
            <text:p>0.237792642140468</text:p>
          </table:table-cell>
          <table:table-cell office:value-type="float" office:value="0.0334840350381464" calcext:value-type="float">
            <text:p>0.0334840350381464</text:p>
          </table:table-cell>
          <table:table-cell office:value-type="float" office:value="0.0587021136063408" calcext:value-type="float">
            <text:p>0.0587021136063408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51548672566372" calcext:value-type="float">
            <text:p>0.0151548672566372</text:p>
          </table:table-cell>
          <table:table-cell office:value-type="float" office:value="0.898113250732422" calcext:value-type="float">
            <text:p>0.898113250732422</text:p>
          </table:table-cell>
          <table:table-cell office:value-type="float" office:value="0.244788564621799" calcext:value-type="float">
            <text:p>0.244788564621799</text:p>
          </table:table-cell>
          <table:table-cell office:value-type="float" office:value="0.015898189695188" calcext:value-type="float">
            <text:p>0.015898189695188</text:p>
          </table:table-cell>
          <table:table-cell office:value-type="float" office:value="0.0298572518252152" calcext:value-type="float">
            <text:p>0.0298572518252152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616973876953" calcext:value-type="float">
            <text:p>0.9816169738769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313079036483292" calcext:value-type="float">
            <text:p>0.00313079036483292</text:p>
          </table:table-cell>
          <table:table-cell office:value-type="float" office:value="0.940483093261719" calcext:value-type="float">
            <text:p>0.940483093261719</text:p>
          </table:table-cell>
          <table:table-cell office:value-type="float" office:value="0.235576923076923" calcext:value-type="float">
            <text:p>0.235576923076923</text:p>
          </table:table-cell>
          <table:table-cell office:value-type="float" office:value="0.00316292279886393" calcext:value-type="float">
            <text:p>0.00316292279886393</text:p>
          </table:table-cell>
          <table:table-cell office:value-type="float" office:value="0.00624203821656051" calcext:value-type="float">
            <text:p>0.00624203821656051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796417332365" calcext:value-type="float">
            <text:p>0.10796417332365</text:p>
          </table:table-cell>
          <table:table-cell office:value-type="float" office:value="0.957828521728516" calcext:value-type="float">
            <text:p>0.957828521728516</text:p>
          </table:table-cell>
          <table:table-cell office:value-type="float" office:value="0.28805166846071" calcext:value-type="float">
            <text:p>0.28805166846071</text:p>
          </table:table-cell>
          <table:table-cell office:value-type="float" office:value="0.147259520140876" calcext:value-type="float">
            <text:p>0.147259520140876</text:p>
          </table:table-cell>
          <table:table-cell office:value-type="float" office:value="0.194887480882674" calcext:value-type="float">
            <text:p>0.194887480882674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17956411876185" calcext:value-type="float">
            <text:p>0.0917956411876185</text:p>
          </table:table-cell>
          <table:table-cell office:value-type="float" office:value="0.912250518798828" calcext:value-type="float">
            <text:p>0.912250518798828</text:p>
          </table:table-cell>
          <table:table-cell office:value-type="float" office:value="0.589054978464657" calcext:value-type="float">
            <text:p>0.589054978464657</text:p>
          </table:table-cell>
          <table:table-cell office:value-type="float" office:value="0.0980764363452291" calcext:value-type="float">
            <text:p>0.0980764363452291</text:p>
          </table:table-cell>
          <table:table-cell office:value-type="float" office:value="0.168155353849492" calcext:value-type="float">
            <text:p>0.168155353849492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44741624661386" calcext:value-type="float">
            <text:p>0.0444741624661386</text:p>
          </table:table-cell>
          <table:table-cell office:value-type="float" office:value="0.893699645996094" calcext:value-type="float">
            <text:p>0.893699645996094</text:p>
          </table:table-cell>
          <table:table-cell office:value-type="float" office:value="0.284118291347207" calcext:value-type="float">
            <text:p>0.284118291347207</text:p>
          </table:table-cell>
          <table:table-cell office:value-type="float" office:value="0.0500868893608805" calcext:value-type="float">
            <text:p>0.0500868893608805</text:p>
          </table:table-cell>
          <table:table-cell office:value-type="float" office:value="0.0851608667104399" calcext:value-type="float">
            <text:p>0.0851608667104399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329178651326302" calcext:value-type="float">
            <text:p>0.0329178651326302</text:p>
          </table:table-cell>
          <table:table-cell office:value-type="float" office:value="0.919197082519531" calcext:value-type="float">
            <text:p>0.919197082519531</text:p>
          </table:table-cell>
          <table:table-cell office:value-type="float" office:value="0.356401384083045" calcext:value-type="float">
            <text:p>0.356401384083045</text:p>
          </table:table-cell>
          <table:table-cell office:value-type="float" office:value="0.0349983010533469" calcext:value-type="float">
            <text:p>0.0349983010533469</text:p>
          </table:table-cell>
          <table:table-cell office:value-type="float" office:value="0.0637376237623762" calcext:value-type="float">
            <text:p>0.0637376237623762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160804020100503" calcext:value-type="float">
            <text:p>0.0160804020100503</text:p>
          </table:table-cell>
          <table:table-cell office:value-type="float" office:value="0.992530822753906" calcext:value-type="float">
            <text:p>0.992530822753906</text:p>
          </table:table-cell>
          <table:table-cell office:value-type="float" office:value="0.100946372239748" calcext:value-type="float">
            <text:p>0.100946372239748</text:p>
          </table:table-cell>
          <table:table-cell office:value-type="float" office:value="0.0187683284457478" calcext:value-type="float">
            <text:p>0.0187683284457478</text:p>
          </table:table-cell>
          <table:table-cell office:value-type="float" office:value="0.0316518298714144" calcext:value-type="float">
            <text:p>0.0316518298714144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84844824870031" calcext:value-type="float">
            <text:p>0.0184844824870031</text:p>
          </table:table-cell>
          <table:table-cell office:value-type="float" office:value="0.928699493408203" calcext:value-type="float">
            <text:p>0.928699493408203</text:p>
          </table:table-cell>
          <table:table-cell office:value-type="float" office:value="0.267477203647416" calcext:value-type="float">
            <text:p>0.267477203647416</text:p>
          </table:table-cell>
          <table:table-cell office:value-type="float" office:value="0.0194701034349245" calcext:value-type="float">
            <text:p>0.0194701034349245</text:p>
          </table:table-cell>
          <table:table-cell office:value-type="float" office:value="0.0362980149523073" calcext:value-type="float">
            <text:p>0.0362980149523073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125366210938" calcext:value-type="float">
            <text:p>0.99412536621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15807930941462" calcext:value-type="float">
            <text:p>0.00215807930941462</text:p>
          </table:table-cell>
          <table:table-cell office:value-type="float" office:value="0.929447174072266" calcext:value-type="float">
            <text:p>0.92944717407226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0021697857336588" calcext:value-type="float">
            <text:p>0.0021697857336588</text:p>
          </table:table-cell>
          <table:table-cell office:value-type="float" office:value="0.00430686406460296" calcext:value-type="float">
            <text:p>0.00430686406460296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97089144936325" calcext:value-type="float">
            <text:p>0.00197089144936325</text:p>
          </table:table-cell>
          <table:table-cell office:value-type="float" office:value="0.974887847900391" calcext:value-type="float">
            <text:p>0.974887847900391</text:p>
          </table:table-cell>
          <table:table-cell office:value-type="float" office:value="0.00522298111691442" calcext:value-type="float">
            <text:p>0.00522298111691442</text:p>
          </table:table-cell>
          <table:table-cell office:value-type="float" office:value="0.00315533980582524" calcext:value-type="float">
            <text:p>0.00315533980582524</text:p>
          </table:table-cell>
          <table:table-cell office:value-type="float" office:value="0.00393402935391133" calcext:value-type="float">
            <text:p>0.00393402935391133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03851146689745" calcext:value-type="float">
            <text:p>0.0103851146689745</text:p>
          </table:table-cell>
          <table:table-cell office:value-type="float" office:value="0.886585235595703" calcext:value-type="float">
            <text:p>0.886585235595703</text:p>
          </table:table-cell>
          <table:table-cell office:value-type="float" office:value="0.278820375335121" calcext:value-type="float">
            <text:p>0.278820375335121</text:p>
          </table:table-cell>
          <table:table-cell office:value-type="float" office:value="0.0106717745245588" calcext:value-type="float">
            <text:p>0.0106717745245588</text:p>
          </table:table-cell>
          <table:table-cell office:value-type="float" office:value="0.0205567451820128" calcext:value-type="float">
            <text:p>0.0205567451820128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888575458392102" calcext:value-type="float">
            <text:p>0.0888575458392102</text:p>
          </table:table-cell>
          <table:table-cell office:value-type="float" office:value="0.985214233398438" calcext:value-type="float">
            <text:p>0.985214233398438</text:p>
          </table:table-cell>
          <table:table-cell office:value-type="float" office:value="0.301195219123506" calcext:value-type="float">
            <text:p>0.301195219123506</text:p>
          </table:table-cell>
          <table:table-cell office:value-type="float" office:value="0.111933668936926" calcext:value-type="float">
            <text:p>0.111933668936926</text:p>
          </table:table-cell>
          <table:table-cell office:value-type="float" office:value="0.163212435233161" calcext:value-type="float">
            <text:p>0.163212435233161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7275848388672" calcext:value-type="float">
            <text:p>0.977275848388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10300938410096" calcext:value-type="float">
            <text:p>0.010300938410096</text:p>
          </table:table-cell>
          <table:table-cell office:value-type="float" office:value="0.929996490478516" calcext:value-type="float">
            <text:p>0.929996490478516</text:p>
          </table:table-cell>
          <table:table-cell office:value-type="float" office:value="0.231234866828087" calcext:value-type="float">
            <text:p>0.231234866828087</text:p>
          </table:table-cell>
          <table:table-cell office:value-type="float" office:value="0.0106662199140001" calcext:value-type="float">
            <text:p>0.0106662199140001</text:p>
          </table:table-cell>
          <table:table-cell office:value-type="float" office:value="0.0203918219185395" calcext:value-type="float">
            <text:p>0.0203918219185395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94290838439695" calcext:value-type="float">
            <text:p>0.00194290838439695</text:p>
          </table:table-cell>
          <table:table-cell office:value-type="float" office:value="0.949050903320313" calcext:value-type="float">
            <text:p>0.949050903320313</text:p>
          </table:table-cell>
          <table:table-cell office:value-type="float" office:value="0.206349206349206" calcext:value-type="float">
            <text:p>0.206349206349206</text:p>
          </table:table-cell>
          <table:table-cell office:value-type="float" office:value="0.001957536515585" calcext:value-type="float">
            <text:p>0.001957536515585</text:p>
          </table:table-cell>
          <table:table-cell office:value-type="float" office:value="0.0038782816229117" calcext:value-type="float">
            <text:p>0.0038782816229117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549349935909174" calcext:value-type="float">
            <text:p>0.00549349935909174</text:p>
          </table:table-cell>
          <table:table-cell office:value-type="float" office:value="0.958564758300781" calcext:value-type="float">
            <text:p>0.958564758300781</text:p>
          </table:table-cell>
          <table:table-cell office:value-type="float" office:value="0.0225988700564972" calcext:value-type="float">
            <text:p>0.0225988700564972</text:p>
          </table:table-cell>
          <table:table-cell office:value-type="float" office:value="0.00720547616188303" calcext:value-type="float">
            <text:p>0.00720547616188303</text:p>
          </table:table-cell>
          <table:table-cell office:value-type="float" office:value="0.0109269714077582" calcext:value-type="float">
            <text:p>0.0109269714077582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588460467706013" calcext:value-type="float">
            <text:p>0.0588460467706013</text:p>
          </table:table-cell>
          <table:table-cell office:value-type="float" office:value="0.896831512451172" calcext:value-type="float">
            <text:p>0.896831512451172</text:p>
          </table:table-cell>
          <table:table-cell office:value-type="float" office:value="0.346020053202374" calcext:value-type="float">
            <text:p>0.346020053202374</text:p>
          </table:table-cell>
          <table:table-cell office:value-type="float" office:value="0.0662098668754894" calcext:value-type="float">
            <text:p>0.0662098668754894</text:p>
          </table:table-cell>
          <table:table-cell office:value-type="float" office:value="0.111151280113057" calcext:value-type="float">
            <text:p>0.111151280113057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831007751937985" calcext:value-type="float">
            <text:p>0.00831007751937985</text:p>
          </table:table-cell>
          <table:table-cell office:value-type="float" office:value="0.938999176025391" calcext:value-type="float">
            <text:p>0.938999176025391</text:p>
          </table:table-cell>
          <table:table-cell office:value-type="float" office:value="0.160095579450418" calcext:value-type="float">
            <text:p>0.160095579450418</text:p>
          </table:table-cell>
          <table:table-cell office:value-type="float" office:value="0.00868888600700298" calcext:value-type="float">
            <text:p>0.00868888600700298</text:p>
          </table:table-cell>
          <table:table-cell office:value-type="float" office:value="0.0164831785472661" calcext:value-type="float">
            <text:p>0.0164831785472661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4650564244704" calcext:value-type="float">
            <text:p>0.014650564244704</text:p>
          </table:table-cell>
          <table:table-cell office:value-type="float" office:value="0.962028503417969" calcext:value-type="float">
            <text:p>0.962028503417969</text:p>
          </table:table-cell>
          <table:table-cell office:value-type="float" office:value="0.0658949243098842" calcext:value-type="float">
            <text:p>0.0658949243098842</text:p>
          </table:table-cell>
          <table:table-cell office:value-type="float" office:value="0.0184907546226887" calcext:value-type="float">
            <text:p>0.0184907546226887</text:p>
          </table:table-cell>
          <table:table-cell office:value-type="float" office:value="0.0288780487804878" calcext:value-type="float">
            <text:p>0.0288780487804878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863500498173364" calcext:value-type="float">
            <text:p>0.00863500498173364</text:p>
          </table:table-cell>
          <table:table-cell office:value-type="float" office:value="0.988613128662109" calcext:value-type="float">
            <text:p>0.988613128662109</text:p>
          </table:table-cell>
          <table:table-cell office:value-type="float" office:value="0.0416666666666667" calcext:value-type="float">
            <text:p>0.0416666666666667</text:p>
          </table:table-cell>
          <table:table-cell office:value-type="float" office:value="0.0107749689183589" calcext:value-type="float">
            <text:p>0.0107749689183589</text:p>
          </table:table-cell>
          <table:table-cell office:value-type="float" office:value="0.0171221600263418" calcext:value-type="float">
            <text:p>0.0171221600263418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1" calcext:value-type="float">
            <text:p>0.1</text:p>
          </table:table-cell>
          <table:table-cell office:value-type="float" office:value="0.989768981933594" calcext:value-type="float">
            <text:p>0.989768981933594</text:p>
          </table:table-cell>
          <table:table-cell office:value-type="float" office:value="0.350176263219742" calcext:value-type="float">
            <text:p>0.350176263219742</text:p>
          </table:table-cell>
          <table:table-cell office:value-type="float" office:value="0.122785331685208" calcext:value-type="float">
            <text:p>0.122785331685208</text:p>
          </table:table-cell>
          <table:table-cell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131319763624425" calcext:value-type="float">
            <text:p>0.00131319763624425</text:p>
          </table:table-cell>
          <table:table-cell office:value-type="float" office:value="0.988395690917969" calcext:value-type="float">
            <text:p>0.988395690917969</text:p>
          </table:table-cell>
          <table:table-cell office:value-type="float" office:value="0.0152671755725191" calcext:value-type="float">
            <text:p>0.0152671755725191</text:p>
          </table:table-cell>
          <table:table-cell office:value-type="float" office:value="0.00143472022955524" calcext:value-type="float">
            <text:p>0.00143472022955524</text:p>
          </table:table-cell>
          <table:table-cell office:value-type="float" office:value="0.00262295081967213" calcext:value-type="float">
            <text:p>0.00262295081967213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418538828940386" calcext:value-type="float">
            <text:p>0.0418538828940386</text:p>
          </table:table-cell>
          <table:table-cell office:value-type="float" office:value="0.896690368652344" calcext:value-type="float">
            <text:p>0.896690368652344</text:p>
          </table:table-cell>
          <table:table-cell office:value-type="float" office:value="0.265723270440252" calcext:value-type="float">
            <text:p>0.265723270440252</text:p>
          </table:table-cell>
          <table:table-cell office:value-type="float" office:value="0.0473275724115859" calcext:value-type="float">
            <text:p>0.0473275724115859</text:p>
          </table:table-cell>
          <table:table-cell office:value-type="float" office:value="0.080345014941592" calcext:value-type="float">
            <text:p>0.080345014941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0:12.574461884</dc:date>
    <meta:editing-duration>PT9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